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_20_1" draw:fill-hatch-name="hatch"/>
      <style:paragraph-properties fo:margin-top="0.101cm" fo:margin-bottom="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_20_2"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4" style:family="paragraph" style:parent-style-name="Text_20_body">
      <loext:graphic-properties draw:fill-gradient-name="Gradient_20_2" draw:fill-hatch-name="hatch"/>
      <style:paragraph-properties fo:margin-top="0.101cm" fo:margin-bottom="0.499cm" style:contextual-spacing="false" fo:line-height="115%"/>
      <style:text-properties fo:font-size="14pt" officeooo:rsid="002789f0" officeooo:paragraph-rsid="002789f0" style:font-size-asian="14pt" style:font-size-complex="14pt"/>
    </style:style>
    <style:style style:name="P5" style:family="paragraph" style:parent-style-name="Text_20_body">
      <loext:graphic-properties draw:fill-gradient-name="Gradient_20_2" draw:fill-hatch-name="hatch"/>
      <style:paragraph-properties fo:margin-top="0.101cm" fo:margin-bottom="0.499cm" style:contextual-spacing="false" fo:line-height="115%"/>
      <style:text-properties fo:font-size="14pt" officeooo:rsid="002862eb" officeooo:paragraph-rsid="002862eb" style:font-size-asian="14pt" style:font-size-complex="14pt"/>
    </style:style>
    <style:style style:name="P6" style:family="paragraph" style:parent-style-name="Text_20_body">
      <loext:graphic-properties draw:fill-gradient-name="Gradient_20_5" draw:fill-hatch-name="hatch"/>
      <style:paragraph-properties fo:margin-top="0.101cm" fo:margin-bottom="0.499cm" style:contextual-spacing="false" fo:line-height="100%"/>
      <style:text-properties fo:font-size="14pt" officeooo:paragraph-rsid="001c3ee7" style:font-size-asian="14pt" style:font-size-complex="14pt"/>
    </style:style>
    <style:style style:name="P7" style:family="paragraph" style:parent-style-name="Text_20_body">
      <loext:graphic-properties draw:fill-gradient-name="Gradient_20_6" draw:fill-hatch-name="hatch"/>
      <style:paragraph-properties fo:margin-top="0.101cm" fo:margin-bottom="1cm" style:contextual-spacing="false" fo:line-height="100%"/>
      <style:text-properties fo:font-size="14pt" officeooo:paragraph-rsid="001c3ee7" style:font-size-asian="14pt" style:font-size-complex="14pt"/>
    </style:style>
    <style:style style:name="P8" style:family="paragraph" style:parent-style-name="Text_20_body" style:list-style-name="L2">
      <loext:graphic-properties draw:fill-gradient-name="Gradient_20_7"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9" style:family="paragraph" style:parent-style-name="Text_20_body">
      <loext:graphic-properties draw:fill-gradient-name="Gradient_20_2" draw:fill-hatch-name="hatch"/>
      <style:paragraph-properties fo:margin-top="0.101cm" fo:margin-bottom="0.499cm" style:contextual-spacing="false" fo:line-height="115%"/>
      <style:text-properties fo:font-size="14pt" fo:font-style="italic" fo:font-weight="bold" officeooo:rsid="002789f0" officeooo:paragraph-rsid="002789f0" style:font-size-asian="14pt" style:font-style-asian="italic" style:font-weight-asian="bold" style:font-size-complex="14pt" style:font-style-complex="italic" style:font-weight-complex="bold"/>
    </style:style>
    <style:style style:name="T1" style:family="text">
      <style:text-properties officeooo:rsid="001c3ee7"/>
    </style:style>
    <style:style style:name="T2" style:family="text">
      <style:text-properties fo:font-style="italic" style:font-style-asian="italic" style:font-style-complex="italic"/>
    </style:style>
    <style:style style:name="T3" style:family="text">
      <style:text-properties officeooo:rsid="0025b437"/>
    </style:style>
    <style:style style:name="T4" style:family="text">
      <style:text-properties fo:font-weight="bold" style:font-weight-asian="bold" style:font-weight-complex="bold"/>
    </style:style>
    <style:style style:name="T5" style:family="text">
      <style:text-properties fo:font-weight="bold" officeooo:rsid="0025b437" style:font-weight-asian="bold" style:font-weight-complex="bold"/>
    </style:style>
    <style:style style:name="T6" style:family="text">
      <style:text-properties officeooo:rsid="002789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Call to Worship</text:span><text:span text:style-name="T3"> </text:span><text:span text:style-name="T6">Ps 122:1, 6-7 </text:span><text:span text:style-name="T3">/ </text:span>Opening prayer (John A)</text:p>
      <text:p text:style-name="P7"><text:span text:style-name="T4">Praise:</text:span> <text:span text:style-name="T2">Amazing Grace (My Chains Are Gone)</text:span></text:p>
      <text:p text:style-name="P6"><text:span text:style-name="T4">Announcements</text:span> (John A)</text:p>
      <text:list xml:id="list1214317210" text:style-name="L2">
        <text:list-item>
          <text:p text:style-name="P8">No communion service today</text:p>
        </text:list-item>
        <text:list-item>
          <text:p text:style-name="P8">Presbytery has formally advised that Rev Douglas Milne has been appointed our Interim Moderator and he will join us next week to lead our Communion Service</text:p>
        </text:list-item>
        <text:list-item>
          <text:p text:style-name="P8">Missions for February – our regular mission giving will support the Mathys family in PNG</text:p>
        </text:list-item>
        <text:list-item>
          <text:p text:style-name="P8">Morning Tea and fellowship after the service</text:p>
        </text:list-item>
      </text:list>
      <text:p text:style-name="P2"><text:span text:style-name="T4">Bible Reading:</text:span> James 2:14-26 (Tim A)</text:p>
      <text:p text:style-name="P2"><text:span text:style-name="T4">Praise:</text:span> <text:span text:style-name="T2">And Can It Be</text:span></text:p>
      <text:p text:style-name="P2"><text:span text:style-name="T4">Prayer for the church and the world</text:span> (Mook)</text:p>
      <text:p text:style-name="P2"><text:span text:style-name="T4">Bible reading:</text:span> Matthew 5:1-12 (Pam)</text:p>
      <text:p text:style-name="P2"><text:span text:style-name="T4">Praise:</text:span> <text:span text:style-name="T2">O The Mercy of God</text:span> (OFFERING)</text:p>
      <text:p text:style-name="P2"><text:span text:style-name="T4">Sermon:</text:span> “BEATITUDES: OUTFLOW” (Mook)</text:p>
      <text:p text:style-name="P2"><text:span text:style-name="T4">Praise:</text:span> <text:span text:style-name="T2">Search Me O God</text:span></text:p>
      <text:p text:style-name="P2"><text:span text:style-name="T4">Benediction</text:span> (Mook)</text:p>
      <text:p text:style-name="P3">Opening Prayer (Psalm 122:1, 6-7)</text:p>
      <text:p text:style-name="P9">I rejoiced with those who said to me, “Let us go to the house of the Lord.”</text:p>
      <text:p text:style-name="P9">6 Pray for the peace of Jerusalem: “May those who love you be secure.</text:p>
      <text:p text:style-name="P9">7 May there be peace within your walls and security within your citadels.”</text:p>
      <text:p text:style-name="P4">Heavenly Father we thank You today that we can come freely into the House of the Lord. We thank You for the great grace that has opened the way to us, who were not a party to the covenant with Your chosen people, and who had no hope of seeing the Jerusalem to come.</text:p>
      <text:p text:style-name="P4">We thank You for sending Jesus to take our place and bear the punishment for our sins, so that we could be grafted into the True Vine.</text:p>
      <text:p text:style-name="P4">Thank You that we can have peace within, whatever the situation swirling around us.</text:p>
      <text:p text:style-name="P5">Thank You that You have given us hearts of flesh instead of hearts of stone, kindled in us a love for You and given us a sure hope for the future.</text:p>
      <text:p text:style-name="P5">We pray today that our love may overflow in worship and praise as we gather, that we may build each other up in the true faith and that all we do here may honour You and glorify the Name of Jesus, our Saviour and Lord, 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25b437"/>
    </style:style>
    <style:style style:name="MT2" style:family="text">
      <style:text-properties officeooo:rsid="001c3ee7"/>
    </style:style>
    <style:page-layout style:name="Mpm1">
      <style:page-layout-properties fo:page-width="21.001cm" fo:page-height="29.7cm" style:num-format="1" style:print-orientation="portrait" fo:margin-top="0.265cm" fo:margin-bottom="0.63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91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4th</text:span> <text:span text:style-name="MT1">Febr</text:span><text:span text:style-name="MT2">uary</text:span> 202<text:span text:style-name="MT2">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2-03T21:31:50.658567594</dc:date>
    <meta:editing-duration>PT2H37M46S</meta:editing-duration>
    <meta:editing-cycles>18</meta:editing-cycles>
    <meta:generator>LibreOffice/7.3.7.2$Linux_X86_64 LibreOffice_project/30$Build-2</meta:generator>
    <meta:print-date>2024-02-03T21:06:33.278074986</meta:print-date>
    <meta:document-statistic meta:table-count="0" meta:image-count="0" meta:object-count="0" meta:page-count="2" meta:paragraph-count="25" meta:word-count="345" meta:character-count="1821" meta:non-whitespace-character-count="1504"/>
  </office:meta>
</office:document-meta>
</file>